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2SequenceMaxValueIncrementer.getSequence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2SequenceMaxValueIncrementer.H2SequenceMaxValueIncrementer( DataSource dataSource , String increment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2SequenceMaxValueIncrementer.H2SequenceMaxValueIncreme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